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center" style:justify-single-word="false"/>
      <style:text-properties officeooo:rsid="000f3a9c" officeooo:paragraph-rsid="000f3a9c"/>
    </style:style>
    <style:style style:name="P2" style:family="paragraph" style:parent-style-name="Standard">
      <style:paragraph-properties fo:text-align="start" style:justify-single-word="false"/>
      <style:text-properties officeooo:rsid="000f3a9c" officeooo:paragraph-rsid="000f3a9c"/>
    </style:style>
    <style:style style:name="P3" style:family="paragraph" style:parent-style-name="Standard">
      <style:paragraph-properties fo:text-align="start" style:justify-single-word="false"/>
      <style:text-properties officeooo:rsid="000f3a9c" officeooo:paragraph-rsid="000f3a9c"/>
    </style:style>
    <style:style style:name="T1" style:family="text">
      <style:text-properties officeooo:rsid="000f81f5"/>
    </style:style>
    <style:style style:name="T2" style:family="text">
      <style:text-properties officeooo:rsid="000fac57"/>
    </style:style>
    <number:date-style style:name="N37" number:automatic-order="true">
      <number:month number:style="long"/>
      <number:text>/</number:text>
      <number:day number:style="long"/>
      <number:text>/</number:text>
      <number:year/>
    </number:dat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date style:data-style-name="N37" text:date-value="2020-03-01T18:00:48.082447028" text:fixed="true">03/01/20</text:date></text:p>
      <text:p text:style-name="Standard"/>
      <text:p text:style-name="P1">Life?</text:p>
      <text:p text:style-name="P1">by Kyle Eggleston</text:p>
      <text:p text:style-name="P1"/>
      <text:p text:style-name="P2"><text:tab/>What is the purpose of life? I’m really getting stumped at this level of thought. <text:span text:style-name="T1">I mean I know what we’re supposed to believe is the purpose of life, to do all we can become to live with God again, have multiple wives, create our own planets and have lots of spirit babies so they can do exactly what we went through while we were here on earth.</text:span></text:p>
      <text:p text:style-name="P2"><text:tab/><text:span text:style-name="T1">However, that really doesn’t answer the question. If that’s all we’re here to do...I mean doesn’t that seem kind of redundant and boring to you? It does to me. I’d rather think we’d live with God instead of going off on our own. Wouldn’t you want to be with that being who gave you life forever? Instead of going off being your own god and creating whatever you wanted etc? I don’t know...there has to be something more to it than that.</text:span></text:p>
      <text:p text:style-name="P2"><text:tab/><text:span text:style-name="T1">Maybe I’m just not thinking about it all clearly, and I don’t know what’s going on at all. Perhaps that’s just how this life is meant to be played out? Who’s to know exactly how this life works. We all live here for a reason maybe...or maybe it’s just a fluke that we’re all here living and there isn’t anything after we die. We just sleep and there’s nothing beyond that. Hopefully I’ll figure it out one of these days.</text:span></text:p>
      <text:p text:style-name="P2"><text:tab/><text:span text:style-name="T2">Most days I just want to die. There’s nothing personal against anyone, I’m just tired of living in pain and well living. Thinking. Talking. I’m just tired of it all. It doesn’t mean I’ll ever be able to get over such thoughts, but well they do tend to happen. So that’s why we live here I suppose in this life. We have to deal with dreaded thoughts and living a life in pain. Yep, that’s a good conclusion. Come on now, there has to be more to it than tha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01T18:00:41.840200563</meta:creation-date>
    <dc:date>2020-03-01T18:10:53.806675494</dc:date>
    <meta:editing-duration>PT5M47S</meta:editing-duration>
    <meta:editing-cycles>3</meta:editing-cycles>
    <meta:generator>LibreOffice/6.0.7.3$Linux_X86_64 LibreOffice_project/00m0$Build-3</meta:generator>
    <meta:document-statistic meta:table-count="0" meta:image-count="0" meta:object-count="0" meta:page-count="1" meta:paragraph-count="7" meta:word-count="325" meta:character-count="1693" meta:non-whitespace-character-count="1371"/>
  </office:meta>
</office:document-meta>
</file>